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d3b4" officeooo:paragraph-rsid="000bd3b4"/>
    </style:style>
    <style:style style:name="P2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bd3b4" officeooo:paragraph-rsid="000bd3b4"/>
    </style:style>
    <style:style style:name="P3" style:family="paragraph" style:parent-style-name="Title">
      <style:text-properties officeooo:rsid="000bd3b4" officeooo:paragraph-rsid="000bd3b4"/>
    </style:style>
    <style:style style:name="P4" style:family="paragraph" style:parent-style-name="Subtitle">
      <style:text-properties officeooo:rsid="000bd3b4" officeooo:paragraph-rsid="000bd3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FC 196</text:p>
      <text:p text:style-name="P1"/>
      <text:p text:style-name="P4">A Mail Box Protocol ( 1971)</text:p>
      <text:p text:style-name="P2"/>
      <text:p text:style-name="P1"/>
      <text:p text:style-name="P1">A mail box, at the time, was simply a sequential file to which messages and documents are appended, separated by appropriate site dependent code. </text:p>
      <text:p text:style-name="P1"/>
      <text:p text:style-name="P1">Initial connection will be achieved through Initial Connection Protocol, to a standard socket not yet assigned. Data Transmission will be as per Data Transfer Protocol (RFC 171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23:11:41.973567931</meta:creation-date>
    <dc:date>2019-04-19T23:15:12.507054568</dc:date>
    <meta:editing-duration>PT3M34S</meta:editing-duration>
    <meta:editing-cycles>1</meta:editing-cycles>
    <meta:document-statistic meta:table-count="0" meta:image-count="0" meta:object-count="0" meta:page-count="1" meta:paragraph-count="4" meta:word-count="59" meta:character-count="358" meta:non-whitespace-character-count="302"/>
    <meta:generator>LibreOffice/6.0.7.3$Linux_X86_64 LibreOffice_project/00m0$Build-3</meta:generator>
  </office:meta>
</office:document-meta>
</file>